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24-04-1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22-05-19 18:26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22-04-1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21-05-2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21-04-21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2996" calcext:value-type="float">
            <text:p>1.8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70983954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